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ollkorn" svg:font-family="Vollkorn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Vollkorn1" svg:font-family="Vollkorn" style:font-family-generic="system" style:font-pitch="variable"/>
  </office:font-face-decls>
  <office:automatic-styles>
    <style:style style:name="Table1" style:family="table">
      <style:table-properties style:width="7.2639in" fo:margin-left="-0.075in" fo:margin-top="0in" fo:margin-bottom="0in" table:align="left"/>
    </style:style>
    <style:style style:name="Table1.A" style:family="table-column">
      <style:table-column-properties style:column-width="2.4208in"/>
    </style:style>
    <style:style style:name="Table1.B" style:family="table-column">
      <style:table-column-properties style:column-width="2.4215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0104in solid #000001" fo:border-right="0.0104in solid #cccccc" fo:border-top="0.0104in solid #000001" fo:border-bottom="0.0104in solid #000001"/>
    </style:style>
    <style:style style:name="Table1.B1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000001" fo:border-bottom="0.0104in solid #000001"/>
    </style:style>
    <style:style style:name="Table1.A2" style:family="table-cell">
      <style:table-cell-properties style:vertical-align="bottom" fo:padding-left="0.075in" fo:padding-right="0.075in" fo:padding-top="0in" fo:padding-bottom="0in" fo:border-left="0.0104in solid #000001" fo:border-right="0.0104in solid #efefef" fo:border-top="0.0104in solid #cccccc" fo:border-bottom="0.0104in solid #efefef"/>
    </style:style>
    <style:style style:name="Table1.B2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cccccc" fo:border-bottom="0.0104in solid #efefef"/>
    </style:style>
    <style:style style:name="Table1.A7" style:family="table-cell">
      <style:table-cell-properties style:vertical-align="bottom" fo:padding-left="0.075in" fo:padding-right="0.075in" fo:padding-top="0in" fo:padding-bottom="0in" fo:border-left="0.0104in solid #000001" fo:border-right="0.0104in solid #efefef" fo:border-top="0.0104in solid #cccccc" fo:border-bottom="0.0104in solid #000001"/>
    </style:style>
    <style:style style:name="Table1.B7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cccccc" fo:border-bottom="0.0104in solid #000001"/>
    </style:style>
    <style:style style:name="Table2" style:family="table">
      <style:table-properties style:width="7.2639in" fo:margin-left="-0.075in" fo:margin-top="0in" fo:margin-bottom="0in" table:align="left"/>
    </style:style>
    <style:style style:name="Table2.A" style:family="table-column">
      <style:table-column-properties style:column-width="2.4208in"/>
    </style:style>
    <style:style style:name="Table2.B" style:family="table-column">
      <style:table-column-properties style:column-width="2.4215in"/>
    </style:style>
    <style:style style:name="Table2.1" style:family="table-row">
      <style:table-row-properties style:min-row-height="0.2083in" style:keep-together="true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-left="0.0104in solid #000001" fo:border-right="0.0104in solid #cccccc" fo:border-top="0.0104in solid #000001" fo:border-bottom="0.0104in solid #000001"/>
    </style:style>
    <style:style style:name="Table2.B1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000001" fo:border-bottom="0.0104in solid #000001"/>
    </style:style>
    <style:style style:name="Table2.A2" style:family="table-cell">
      <style:table-cell-properties style:vertical-align="bottom" fo:padding-left="0.075in" fo:padding-right="0.075in" fo:padding-top="0in" fo:padding-bottom="0in" fo:border-left="0.0104in solid #000001" fo:border-right="0.0104in solid #efefef" fo:border-top="0.0104in solid #cccccc" fo:border-bottom="0.0104in solid #efefef"/>
    </style:style>
    <style:style style:name="Table2.B2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cccccc" fo:border-bottom="0.0104in solid #efefef"/>
    </style:style>
    <style:style style:name="Table2.A7" style:family="table-cell">
      <style:table-cell-properties style:vertical-align="bottom" fo:padding-left="0.075in" fo:padding-right="0.075in" fo:padding-top="0in" fo:padding-bottom="0in" fo:border-left="0.0104in solid #000001" fo:border-right="0.0104in solid #efefef" fo:border-top="0.0104in solid #cccccc" fo:border-bottom="0.0104in solid #000001"/>
    </style:style>
    <style:style style:name="Table2.B7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cccccc" fo:border-bottom="0.0104in solid #000001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orphans="0" fo:widows="0"/>
    </style:style>
    <style:style style:name="P3" style:family="paragraph" style:parent-style-name="Standard">
      <style:paragraph-properties fo:line-height="150%" fo:text-align="center" style:justify-single-word="false" fo:orphans="0" fo:widows="0"/>
    </style:style>
    <style:style style:name="P4" style:family="paragraph" style:parent-style-name="Standard">
      <style:paragraph-properties fo:line-height="150%"/>
      <style:text-properties style:font-name="Vollkorn" style:font-name-asian="Vollkorn1" style:font-name-complex="Vollkorn1"/>
    </style:style>
    <style:style style:name="P5" style:family="paragraph" style:parent-style-name="Standard">
      <style:paragraph-properties fo:line-height="150%"/>
      <style:text-properties style:font-name="Vollkorn" fo:font-weight="bold" style:font-name-asian="Vollkorn1" style:font-weight-asian="bold" style:font-name-complex="Vollkorn1"/>
    </style:style>
    <style:style style:name="P6" style:family="paragraph" style:parent-style-name="Standard">
      <style:paragraph-properties fo:line-height="150%" fo:orphans="0" fo:widows="0"/>
      <style:text-properties style:font-name="Vollkorn" fo:font-size="9pt" style:font-name-asian="Vollkorn1" style:font-size-asian="9pt" style:font-name-complex="Vollkorn1" style:font-size-complex="9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10" style:family="paragraph" style:parent-style-name="Standard">
      <style:paragraph-properties fo:margin-left="0in" fo:margin-right="0in" fo:line-height="150%" fo:text-indent="0in" style:auto-text-indent="false"/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margin-left="0in" fo:margin-right="0in" fo:line-height="150%" fo:text-indent="0in" style:auto-text-indent="false"/>
    </style:style>
    <style:style style:name="P12" style:family="paragraph" style:parent-style-name="Standard">
      <style:paragraph-properties fo:margin-left="0in" fo:margin-right="0in" fo:line-height="150%" fo:text-indent="0in" style:auto-text-indent="false"/>
      <style:text-properties style:font-name="Vollkorn" style:font-name-asian="Vollkorn1" style:font-name-complex="Vollkorn1"/>
    </style:style>
    <style:style style:name="P13" style:family="paragraph" style:parent-style-name="Standard">
      <style:paragraph-properties fo:margin-left="0.5in" fo:margin-right="0in" fo:line-height="150%" fo:text-indent="0in" style:auto-text-indent="false"/>
      <style:text-properties style:font-name="Vollkorn" style:font-name-asian="Vollkorn1" style:font-name-complex="Vollkorn1"/>
    </style:style>
    <style:style style:name="P14" style:family="paragraph" style:parent-style-name="Title">
      <style:paragraph-properties fo:margin-top="0.278in" fo:margin-bottom="0.0835in" fo:line-height="150%"/>
    </style:style>
    <style:style style:name="P15" style:family="paragraph" style:parent-style-name="Title" style:master-page-name="Standard">
      <style:paragraph-properties fo:margin-top="0.278in" fo:margin-bottom="0.0835in" fo:line-height="100%" style:page-number="auto"/>
    </style:style>
    <style:style style:name="P16" style:family="paragraph" style:parent-style-name="Heading_20_1">
      <style:paragraph-properties fo:line-height="150%"/>
    </style:style>
    <style:style style:name="P17" style:family="paragraph" style:parent-style-name="Heading_20_2">
      <style:paragraph-properties fo:margin-top="0.278in" fo:margin-bottom="0.0835in" fo:line-height="150%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style:font-name="Vollkorn" style:font-name-asian="Vollkorn1" style:font-name-complex="Vollkorn1"/>
    </style:style>
    <style:style style:name="T3" style:family="text">
      <style:text-properties style:font-name="Vollkorn" style:text-underline-style="none" style:font-name-asian="Vollkorn1" style:font-name-complex="Vollkorn1"/>
    </style:style>
    <style:style style:name="T4" style:family="text">
      <style:text-properties style:font-name="Vollkorn" style:text-underline-style="solid" style:text-underline-width="auto" style:text-underline-color="font-color" style:font-name-asian="Vollkorn1" style:font-name-complex="Vollkorn1"/>
    </style:style>
    <style:style style:name="T5" style:family="text">
      <style:text-properties style:font-name="Vollkorn" style:text-underline-style="solid" style:text-underline-width="auto" style:text-underline-color="font-color" fo:font-weight="bold" style:font-name-asian="Vollkorn1" style:font-weight-asian="bold" style:font-name-complex="Vollkorn1"/>
    </style:style>
    <style:style style:name="T6" style:family="text">
      <style:text-properties style:font-name="Vollkorn" fo:font-size="14pt" fo:font-weight="bold" style:font-name-asian="Vollkorn1" style:font-size-asian="14pt" style:font-weight-asian="bold" style:font-name-complex="Vollkorn1" style:font-size-complex="14pt"/>
    </style:style>
    <style:style style:name="T7" style:family="text">
      <style:text-properties style:font-name="Vollkorn" fo:font-weight="bold" style:font-name-asian="Vollkorn1" style:font-weight-asian="bold" style:font-name-complex="Vollkorn1"/>
    </style:style>
    <style:style style:name="T8" style:family="text">
      <style:text-properties style:font-name="Vollkorn" fo:font-size="12pt" style:text-underline-style="solid" style:text-underline-width="auto" style:text-underline-color="font-color" style:font-name-asian="Vollkorn1" style:font-size-asian="12pt" style:font-name-complex="Vollkorn1" style:font-size-complex="12pt"/>
    </style:style>
    <style:style style:name="T9" style:family="text">
      <style:text-properties style:font-name="Vollkorn" fo:font-size="9pt" style:font-name-asian="Vollkorn1" style:font-size-asian="9pt" style:font-name-complex="Vollkorn1" style:font-size-complex="9pt"/>
    </style:style>
    <style:style style:name="T10" style:family="text">
      <style:text-properties style:font-name="Vollkorn" fo:font-size="9pt" fo:font-weight="bold" style:font-name-asian="Vollkorn1" style:font-size-asian="9pt" style:font-weight-asian="bold" style:font-name-complex="Vollkorn1" style:font-size-complex="9pt"/>
    </style:style>
    <style:style style:name="T11" style:family="text">
      <style:text-properties style:font-name="Vollkorn" fo:font-size="10pt" style:font-name-asian="Vollkorn1" style:font-size-asian="10pt" style:font-name-complex="Vollkorn1" style:font-size-complex="10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color="#1155cc" style:font-name="Vollkorn" style:text-underline-style="solid" style:text-underline-width="auto" style:text-underline-color="font-color" style:font-name-asian="Vollkorn1" style:font-name-complex="Vollkorn1"/>
    </style:style>
    <style:style style:name="T14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mtqxhtvke9p"/><text:span text:style-name="T1">Workshop 4 - opdrachten conditionals</text:span></text:p>
      <text:p text:style-name="P1"><text:span text:style-name="T2">In deze workshop leer je werken met conditionals. <text:s/></text:span></text:p>
      <text:p text:style-name="P14"><text:bookmark text:name="_oq4we5mvvtad"/><text:span text:style-name="T12">Extra lessen (tip)</text:span></text:p>
      <text:p text:style-name="P1"><text:span text:style-name="T2">Ging het college te snel voor je volg dan de volgende les op Udacity.</text:span></text:p>
      <text:p text:style-name="P1"><text:span text:style-name="T2">Introduction to JavaScript - </text:span><text:a xlink:type="simple" xlink:href="https://classroom.udacity.com/courses/ud803" text:style-name="Internet_20_link" text:visited-style-name="Visited_20_Internet_20_Link"><text:span text:style-name="T13">https://classroom.udacity.com/courses/ud803</text:span></text:a></text:p>
      <text:p text:style-name="P1"><text:span text:style-name="T2">Lesson 3 - conditionals</text:span></text:p>
      <text:h text:style-name="Heading_20_1" text:outline-level="1"><text:bookmark text:name="_oia9vcj7cieg"/><text:span text:style-name="T12">Opdrachten</text:span></text:h>
      <text:p text:style-name="P1"><text:span text:style-name="T2">Opdrachten om zelf uit te voeren. (weten hoe / tonen)</text:span></text:p>
      <text:list xml:id="list6176969275259809437" text:style-name="WWNum1">
        <text:list-item>
          <text:p text:style-name="P8"><text:a xlink:type="simple" xlink:href="https://learn.freecodecamp.org/javascript-algorithms-and-data-structures/basic-javascript/use-conditional-logic-with-if-statements" text:style-name="Internet_20_link" text:visited-style-name="Visited_20_Internet_20_Link"><text:span text:style-name="T13">https://learn.freecodecamp.org/javascript-algorithms-and-data-structures/basic-javascript/use-conditional-logic-with-if-statements</text:span></text:a></text:p>
        </text:list-item>
        <text:list-item>
          <text:p text:style-name="P8"><text:a xlink:type="simple" xlink:href="https://learn.freecodecamp.org/javascript-algorithms-and-data-structures/basic-javascript/comparison-with-the-equality-operator" text:style-name="Internet_20_link" text:visited-style-name="Visited_20_Internet_20_Link"><text:span text:style-name="T13">https://learn.freecodecamp.org/javascript-algorithms-and-data-structures/basic-javascript/comparison-with-the-equality-operator</text:span></text:a></text:p>
        </text:list-item>
        <text:list-item>
          <text:p text:style-name="P8"><text:a xlink:type="simple" xlink:href="https://learn.freecodecamp.org/javascript-algorithms-and-data-structures/basic-javascript/comparison-with-the-greater-than-operator" text:style-name="Internet_20_link" text:visited-style-name="Visited_20_Internet_20_Link"><text:span text:style-name="T13">https://learn.freecodecamp.org/javascript-algorithms-and-data-structures/basic-javascript/comparison-with-the-greater-than-operator</text:span></text:a></text:p>
        </text:list-item>
        <text:list-item>
          <text:p text:style-name="P8"><text:a xlink:type="simple" xlink:href="https://learn.freecodecamp.org/javascript-algorithms-and-data-structures/basic-javascript/comparison-with-the-greater-than-or-equal-to-operator" text:style-name="Internet_20_link" text:visited-style-name="Visited_20_Internet_20_Link"><text:span text:style-name="T13">https://learn.freecodecamp.org/javascript-algorithms-and-data-structures/basic-javascript/comparison-with-the-greater-than-or-equal-to-operator</text:span></text:a></text:p>
        </text:list-item>
        <text:list-item>
          <text:p text:style-name="P8"><text:a xlink:type="simple" xlink:href="https://learn.freecodecamp.org/javascript-algorithms-and-data-structures/basic-javascript/comparison-with-the-less-than-operator" text:style-name="Internet_20_link" text:visited-style-name="Visited_20_Internet_20_Link"><text:span text:style-name="T13">https://learn.freecodecamp.org/javascript-algorithms-and-data-structures/basic-javascript/comparison-with-the-less-than-operator</text:span></text:a></text:p>
        </text:list-item>
        <text:list-item>
          <text:p text:style-name="P8"><text:a xlink:type="simple" xlink:href="https://learn.freecodecamp.org/javascript-algorithms-and-data-structures/basic-javascript/comparison-with-the-less-than-or-equal-to-operator" text:style-name="Internet_20_link" text:visited-style-name="Visited_20_Internet_20_Link"><text:span text:style-name="T13">https://learn.freecodecamp.org/javascript-algorithms-and-data-structures/basic-javascript/comparison-with-the-less-than-or-equal-to-operator</text:span></text:a></text:p>
        </text:list-item>
        <text:list-item>
          <text:p text:style-name="P8"><text:a xlink:type="simple" xlink:href="https://learn.freecodecamp.org/javascript-algorithms-and-data-structures/basic-javascript/comparisons-with-the-logical-and-operator" text:style-name="Internet_20_link" text:visited-style-name="Visited_20_Internet_20_Link"><text:span text:style-name="T13">https://learn.freecodecamp.org/javascript-algorithms-and-data-structures/basic-javascript/comparisons-with-the-logical-and-operator</text:span></text:a></text:p>
        </text:list-item>
        <text:list-item>
          <text:p text:style-name="P8"><text:a xlink:type="simple" xlink:href="https://learn.freecodecamp.org/javascript-algorithms-and-data-structures/basic-javascript/comparisons-with-the-logical-or-operator" text:style-name="Internet_20_link" text:visited-style-name="Visited_20_Internet_20_Link"><text:span text:style-name="T13">https://learn.freecodecamp.org/javascript-algorithms-and-data-structures/basic-javascript/comparisons-with-the-logical-or-operator</text:span></text:a></text:p>
        </text:list-item>
        <text:list-item>
          <text:p text:style-name="P8"><text:a xlink:type="simple" xlink:href="https://learn.freecodecamp.org/javascript-algorithms-and-data-structures/basic-javascript/introducing-else-statements" text:style-name="Internet_20_link" text:visited-style-name="Visited_20_Internet_20_Link"><text:span text:style-name="T13">https://learn.freecodecamp.org/javascript-algorithms-and-data-structures/basic-javascript/introducing-else-statements</text:span></text:a></text:p>
        </text:list-item>
        <text:list-item>
          <text:p text:style-name="P8"><text:a xlink:type="simple" xlink:href="https://learn.freecodecamp.org/javascript-algorithms-and-data-structures/basic-javascript/introducing-else-if-statements" text:style-name="Internet_20_link" text:visited-style-name="Visited_20_Internet_20_Link"><text:span text:style-name="T13">https://learn.freecodecamp.org/javascript-algorithms-and-data-structures/basic-javascript/introducing-else-if-statements</text:span></text:a></text:p>
        </text:list-item>
        <text:list-item>
          <text:p text:style-name="P8"><text:a xlink:type="simple" xlink:href="https://learn.freecodecamp.org/javascript-algorithms-and-data-structures/basic-javascript/logical-order-in-if-else-statements" text:style-name="Internet_20_link" text:visited-style-name="Visited_20_Internet_20_Link"><text:span text:style-name="T13">https://learn.freecodecamp.org/javascript-algorithms-and-data-structures/basic-javascript/logical-order-in-if-else-statements</text:span></text:a></text:p>
        </text:list-item>
        <text:list-item>
          <text:p text:style-name="P8"><text:a xlink:type="simple" xlink:href="https://learn.freecodecamp.org/javascript-algorithms-and-data-structures/basic-javascript/chaining-if-else-statements" text:style-name="Internet_20_link" text:visited-style-name="Visited_20_Internet_20_Link"><text:span text:style-name="T13">https://learn.freecodecamp.org/javascript-algorithms-and-data-structures/basic-javascript/chaining-if-else-statements</text:span></text:a></text:p>
        </text:list-item>
      </text:list>
      <text:p text:style-name="P4"><text:soft-page-break/></text:p>
      <text:p text:style-name="P1"><text:span text:style-name="T2">Mocht je nu nog meer willen oefenen dan kan dat op: </text:span><text:a xlink:type="simple" xlink:href="https://learn.freecodecamp.org/" text:style-name="Internet_20_link" text:visited-style-name="Visited_20_Internet_20_Link"><text:span text:style-name="T13">https://learn.freecodecamp.org/</text:span></text:a></text:p>
      <text:p text:style-name="P4"/>
      <text:h text:style-name="P16" text:outline-level="1"><text:bookmark text:name="_n6cavp5soa0c"/><text:span text:style-name="T12">Eindopdrachten.</text:span></text:h>
      <text:p text:style-name="P1"><text:span text:style-name="T2">Wanneer je de workshop hebt gevolgd en genoeg opdrachten hebt gemaakt moet je de volgende opdrachten kunnen afronden. </text:span></text:p>
      <text:p text:style-name="P4"/>
      <text:list xml:id="list712253538894450516" text:style-name="WWNum2">
        <text:list-item>
          <text:p text:style-name="P9"><text:span text:style-name="T2">Maak een if-else statement die checkt of iemand een onvoldoende/voldoende/goed/uitmuntend voor het vak programming basics heeft behaald. <text:s/>(onvoldoende: <text:s/>kleiner dan 6; voldoende: tussen 6 en 7; goed: tussen 7 en 9; uitmuntend: groter dan 9).</text:span></text:p>
        </text:list-item>
        <text:list-item>
          <text:p text:style-name="P9"><text:span text:style-name="T2">Maak opdracht 1 nu met behulp van het switch statement.</text:span></text:p>
        </text:list-item>
      </text:list>
      <text:p text:style-name="P10"/>
      <text:p text:style-name="P11"><text:span text:style-name="T14">purchasedBook = true;</text:span></text:p>
      <text:p text:style-name="P11"><text:span text:style-name="T14">job = ‘teacher’;</text:span></text:p>
      <text:p text:style-name="P11"><text:span text:style-name="T14">inTrain = false;</text:span></text:p>
      <text:p text:style-name="P12"/>
      <text:list xml:id="list31697156" text:continue-numbering="true" text:style-name="WWNum2">
        <text:list-item>
          <text:p text:style-name="P9"><text:span text:style-name="T2">Gegeven is de bovenstaande codesnippet. Maak een if-else statement die de waarden van de variabelen checkt. Als de 2 boolean variabelen ‘waar’ zijn en de job is ‘teacher’ dan moet in de console het volgende bericht worden getoond: ‘finally i can enjoy my book!’. <text:s/>Voor alle andere mogelijkheden in de if-else structuur moet je ook een nette oplossing bedenken.</text:span></text:p>
        </text:list-item>
        <text:list-item>
          <text:p text:style-name="P9"><text:span text:style-name="T2">[facultatief; alleen voor studenten die extra verdieping zoeken] Installeer TypeScript (https://www.typescriptlang.org/) en maak opdracht 1, 2 en 3 met behulp van Typescript. Let er op dat je nu ook voor alle variabelen een type moet declareren. </text:span></text:p>
        </text:list-item>
      </text:list>
      <text:p text:style-name="P13"/>
      <text:p text:style-name="P1"><text:span text:style-name="T4">Inleveren</text:span></text:p>
      <text:p text:style-name="P1"><text:span text:style-name="T2">Deadline is donderdag 09.00 uur. Inleveren via learn.hz.nl</text:span></text:p>
      <text:p text:style-name="P1"><text:span text:style-name="T2">Belangrijk is dat de code van je opdracht op github staat.</text:span></text:p>
      <text:p text:style-name="P1"><text:span text:style-name="T2">Daarnaast lever je een </text:span><text:span text:style-name="T5">pdf </text:span><text:span text:style-name="T2"><text:s/>in met daarin ingevuld beoordelingsformulier (zie bijlage 1).</text:span></text:p>
      <text:p text:style-name="P1"><text:span text:style-name="T6"><text:line-break/>Bijlage 1 - Beoordelingsformulier.</text:span></text:p>
      <text:p text:style-name="P1"><text:span text:style-name="T2">Naam: Evan Verburg</text:span></text:p>
      <text:p text:style-name="P1"><text:span text:style-name="T2">Github repository url:</text:span><text:span text:style-name="T7"> https://angryashley.github.io/programmingBasics/Eindopdrachten/Opdracht_18-9-2018/index.html</text:span></text:p>
      <text:p text:style-name="P5"><text:soft-page-break/></text:p>
      <text:p text:style-name="P1"><text:span text:style-name="T2">Dit is een subset van de beoordelingscriteria waarop je aan het eind van de cursus wordt beoordeeld. Mocht je nu een onderdeel niet snappen dan mag je dat overslaan.</text:span></text:p>
      <text:h text:style-name="P17" text:outline-level="2"><text:bookmark text:name="_q9c7jv99w2i8"/><text:span text:style-name="T8">1. Eigen feedback na evaluatie van je code.</text:span></text:h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<text:span text:style-name="T10">Nr</text:span></text:p>
          </table:table-cell>
          <table:table-cell table:style-name="Table1.B1" office:value-type="string">
            <text:p text:style-name="P2"><text:span text:style-name="T10">Criteria.</text:span></text:p>
          </table:table-cell>
          <table:table-cell table:style-name="Table1.B1" office:value-type="string">
            <text:p text:style-name="P2"><text:span text:style-name="T10">Aanwezig en feedback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9">1</text:span></text:p>
          </table:table-cell>
          <table:table-cell table:style-name="Table1.B2" office:value-type="string">
            <text:p text:style-name="P2"><text:span text:style-name="T9">Gebruikt consistente naamgeving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2" office:value-type="string">
            <text:p text:style-name="P3"><text:span text:style-name="T9">2</text:span></text:p>
          </table:table-cell>
          <table:table-cell table:style-name="Table1.B2" office:value-type="string">
            <text:p text:style-name="P2"><text:span text:style-name="T9">Gebruikt const, let, var in de gevraagde situatie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2" office:value-type="string">
            <text:p text:style-name="P3"><text:span text:style-name="T9">4</text:span></text:p>
          </table:table-cell>
          <table:table-cell table:style-name="Table1.B2" office:value-type="string">
            <text:p text:style-name="P7"><text:span text:style-name="T9">Gebruikt een conditional (if else)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2" office:value-type="string">
            <text:p text:style-name="P3"><text:span text:style-name="T9">8</text:span></text:p>
          </table:table-cell>
          <table:table-cell table:style-name="Table1.B2" office:value-type="string">
            <text:p text:style-name="P2"><text:span text:style-name="T9">Schrijft commentaar volgens de JS docs richtlijnen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2" office:value-type="string">
            <text:p text:style-name="P3"><text:span text:style-name="T9">9</text:span></text:p>
          </table:table-cell>
          <table:table-cell table:style-name="Table1.B2" office:value-type="string">
            <text:p text:style-name="P2"><text:span text:style-name="T9">Gebruikt de juiste operatoren bij vergelijkingen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7" office:value-type="string">
            <text:p text:style-name="P3"><text:span text:style-name="T9">10</text:span></text:p>
          </table:table-cell>
          <table:table-cell table:style-name="Table1.B7" office:value-type="string">
            <text:p text:style-name="P2"><text:span text:style-name="T9">Gebruikt console.log om te debuggen.</text:span></text:p>
          </table:table-cell>
          <table:table-cell table:style-name="Table1.B7" office:value-type="string">
            <text:p text:style-name="P6">Ja</text:p>
          </table:table-cell>
        </table:table-row>
      </table:table>
      <text:p text:style-name="P4"/>
      <text:h text:style-name="P17" text:outline-level="2"><text:bookmark text:name="_3m95ysj05kql"/><text:span text:style-name="T8">2. Feedback een van een klasgenoot na evaluatie van je code.</text:span></text:h>
      <text:p text:style-name="P1"><text:span text:style-name="T2">Naam feedbackgever: Daniel de Cloet</text:span></text:p>
      <text:p text:style-name="P4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"><text:span text:style-name="T10">Nr</text:span></text:p>
          </table:table-cell>
          <table:table-cell table:style-name="Table2.B1" office:value-type="string">
            <text:p text:style-name="P2"><text:span text:style-name="T10">Criteria.</text:span></text:p>
          </table:table-cell>
          <table:table-cell table:style-name="Table2.B1" office:value-type="string">
            <text:p text:style-name="P2"><text:span text:style-name="T10">Aanwezig en feedback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9">1</text:span></text:p>
          </table:table-cell>
          <table:table-cell table:style-name="Table2.B2" office:value-type="string">
            <text:p text:style-name="P2"><text:span text:style-name="T9">Gebruikt consistente naamgeving</text:span></text:p>
          </table:table-cell>
          <table:table-cell table:style-name="Table2.B2" office:value-type="string">
            <text:p text:style-name="P6">Ja</text:p>
          </table:table-cell>
        </table:table-row>
        <table:table-row table:style-name="Table2.1">
          <table:table-cell table:style-name="Table2.A2" office:value-type="string">
            <text:p text:style-name="P3"><text:span text:style-name="T9">2</text:span></text:p>
          </table:table-cell>
          <table:table-cell table:style-name="Table2.B2" office:value-type="string">
            <text:p text:style-name="P2"><text:span text:style-name="T9">Gebruikt const, let, var in de gevraagde situatie</text:span></text:p>
          </table:table-cell>
          <table:table-cell table:style-name="Table2.B2" office:value-type="string">
            <text:p text:style-name="P6">Ja</text:p>
          </table:table-cell>
        </table:table-row>
        <table:table-row table:style-name="Table2.1">
          <table:table-cell table:style-name="Table2.A2" office:value-type="string">
            <text:p text:style-name="P3"><text:span text:style-name="T9">4</text:span></text:p>
          </table:table-cell>
          <table:table-cell table:style-name="Table2.B2" office:value-type="string">
            <text:p text:style-name="P7"><text:span text:style-name="T9">Gebruikt een conditional (if else)</text:span></text:p>
          </table:table-cell>
          <table:table-cell table:style-name="Table2.B2" office:value-type="string">
            <text:p text:style-name="P6">Ja</text:p>
          </table:table-cell>
        </table:table-row>
        <table:table-row table:style-name="Table2.1">
          <table:table-cell table:style-name="Table2.A2" office:value-type="string">
            <text:p text:style-name="P3"><text:span text:style-name="T9">8</text:span></text:p>
          </table:table-cell>
          <table:table-cell table:style-name="Table2.B2" office:value-type="string">
            <text:p text:style-name="P2"><text:span text:style-name="T9">Schrijft commentaar volgens de JS docs richtlijnen</text:span></text:p>
          </table:table-cell>
          <table:table-cell table:style-name="Table2.B2" office:value-type="string">
            <text:p text:style-name="P6">Had bij opdracht 3 meer gekund</text:p>
          </table:table-cell>
        </table:table-row>
        <table:table-row table:style-name="Table2.1">
          <table:table-cell table:style-name="Table2.A2" office:value-type="string">
            <text:p text:style-name="P3"><text:span text:style-name="T9">9</text:span></text:p>
          </table:table-cell>
          <table:table-cell table:style-name="Table2.B2" office:value-type="string">
            <text:p text:style-name="P2"><text:span text:style-name="T9">Gebruikt de juiste operatoren bij vergelijkingen</text:span></text:p>
          </table:table-cell>
          <table:table-cell table:style-name="Table2.B2" office:value-type="string">
            <text:p text:style-name="P6">Ja</text:p>
          </table:table-cell>
        </table:table-row>
        <table:table-row table:style-name="Table2.1">
          <table:table-cell table:style-name="Table2.A7" office:value-type="string">
            <text:p text:style-name="P3"><text:span text:style-name="T9">10</text:span></text:p>
          </table:table-cell>
          <table:table-cell table:style-name="Table2.B7" office:value-type="string">
            <text:p text:style-name="P2"><text:span text:style-name="T9">Gebruikt console.log om te debuggen.</text:span></text:p>
          </table:table-cell>
          <table:table-cell table:style-name="Table2.B7" office:value-type="string">
            <text:p text:style-name="P6">Ja</text:p>
          </table:table-cell>
        </table:table-row>
      </table:table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ollkorn" svg:font-family="Vollkorn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Vollkorn1" svg:font-family="Vollkor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l" fo:country="NL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0" meta:object-count="0" meta:page-count="3" meta:paragraph-count="83" meta:word-count="462" meta:character-count="4371"/>
    <dc:date>2018-09-18T11:50:30.67</dc:date>
    <dc:creator>Mijn Penis</dc:creator>
    <meta:generator>OpenOffice/4.1.5$Win32 OpenOffice.org_project/415m1$Build-9789</meta:generator>
  </office:meta>
</office:document-meta>
</file>